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c57bf7" officeooo:paragraph-rsid="00c57bf7"/>
    </style:style>
    <style:style style:name="P2" style:family="paragraph" style:parent-style-name="text" style:list-style-name="L1">
      <style:text-properties officeooo:rsid="00c57bf7" officeooo:paragraph-rsid="00c57bf7"/>
    </style:style>
    <style:style style:name="P3" style:family="paragraph" style:parent-style-name="text" style:list-style-name="L1">
      <style:text-properties officeooo:rsid="00c6563c" officeooo:paragraph-rsid="00c6563c"/>
    </style:style>
    <style:style style:name="P4" style:family="paragraph" style:parent-style-name="text" style:list-style-name="L1">
      <style:text-properties officeooo:rsid="00c7906d" officeooo:paragraph-rsid="00c7906d"/>
    </style:style>
    <style:style style:name="P5" style:family="paragraph" style:parent-style-name="text" style:list-style-name="L1">
      <style:text-properties officeooo:rsid="00c8c93e" officeooo:paragraph-rsid="00c8c9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zmnožovací soustava</text:p>
      <text:list xml:id="list2162825061" text:style-name="L1">
        <text:list-item>
          <text:p text:style-name="P2">pohlavní soustava muže</text:p>
          <text:list>
            <text:list-item>
              <text:p text:style-name="P2">spermatogeneze</text:p>
              <text:list>
                <text:list-item>
                  <text:p text:style-name="P2">zodpovědná za vznik spermií</text:p>
                </text:list-item>
                <text:list-item>
                  <text:p text:style-name="P2">žláza varlata</text:p>
                  <text:list>
                    <text:list-item>
                      <text:p text:style-name="P2">potřebují nižší teplotu – mimo těl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Spermatogeneze</text:p>
          <text:list>
            <text:list-item>
              <text:p text:style-name="P3">v semenných kanálcích mitotickým dělením</text:p>
            </text:list-item>
            <text:list-item>
              <text:p text:style-name="P3">přeměna spermatogonií v primární spermatocyty – 2n</text:p>
            </text:list-item>
            <text:list-item>
              <text:p text:style-name="P3">první meiotické dělení – 1n</text:p>
            </text:list-item>
            <text:list-item>
              <text:p text:style-name="P3">sekundární spermatocity se mění ve spermatidy</text:p>
            </text:list-item>
            <text:list-item>
              <text:p text:style-name="P3">druhé meiotické dělení</text:p>
            </text:list-item>
            <text:list-item>
              <text:p text:style-name="P3">vyzrání v Seretiliho buňkách</text:p>
              <text:list>
                <text:list-item>
                  <text:p text:style-name="P3">kondenzace jádra, vytvoření bičíku</text:p>
                </text:list-item>
                <text:list-item>
                  <text:p text:style-name="P3">ztráta cytoplazmy a organel</text:p>
                </text:list-item>
              </text:list>
            </text:list-item>
            <text:list-item>
              <text:p text:style-name="P3">dozrání v nadvarleti</text:p>
            </text:list-item>
          </text:list>
        </text:list-item>
        <text:list-item>
          <text:p text:style-name="P3">Oogeneze</text:p>
          <text:list>
            <text:list-item>
              <text:p text:style-name="P4">vajíčka již od narození</text:p>
            </text:list-item>
            <text:list-item>
              <text:p text:style-name="P4">zastavené dělení</text:p>
            </text:list-item>
          </text:list>
        </text:list-item>
        <text:list-item>
          <text:p text:style-name="P4">menstruační cyklus</text:p>
          <text:list>
            <text:list-item>
              <text:p text:style-name="P4">24-32 dnech</text:p>
            </text:list-item>
            <text:list-item>
              <text:p text:style-name="P4">těsně spjat s ovulačním cyklu</text:p>
            </text:list-item>
            <text:list-item>
              <text:p text:style-name="P4">1. Menstruační fáze</text:p>
              <text:list>
                <text:list-item>
                  <text:p text:style-name="P4">neoplozená sliznice se odstraňuje</text:p>
                </text:list-item>
                <text:list-item>
                  <text:p text:style-name="P4">3-5 dní krvácení</text:p>
                </text:list-item>
              </text:list>
            </text:list-item>
            <text:list-item>
              <text:p text:style-name="P4">2. Fáze proliferační</text:p>
              <text:list>
                <text:list-item>
                  <text:p text:style-name="P4">regenerace a nárust sliznice</text:p>
                </text:list-item>
                <text:list-item>
                  <text:p text:style-name="P4">řízeno estrogeny</text:p>
                </text:list-item>
                <text:list-item>
                  <text:p text:style-name="P5">5-12 den</text:p>
                </text:list-item>
              </text:list>
            </text:list-item>
            <text:list-item>
              <text:p text:style-name="P5">3. Fáze sekreční</text:p>
              <text:list>
                <text:list-item>
                  <text:p text:style-name="P5">pokračuje růst a vývoj sliznice – až 5 mm.</text:p>
                </text:list-item>
                <text:list-item>
                  <text:p text:style-name="P5">12-27 den</text:p>
                </text:list-item>
              </text:list>
            </text:list-item>
            <text:list-item>
              <text:p text:style-name="P5">4. Fáze – ischemická</text:p>
              <text:list>
                <text:list-item>
                  <text:p text:style-name="P5">začkrcení přívodních cév do sliznice</text:p>
                </text:list-item>
                <text:list-item>
                  <text:p text:style-name="P5">pouze 24 hodin</text:p>
                </text:list-item>
              </text:list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04T10:17:34.268757746</dc:date>
    <meta:editing-duration>PT13H50M22S</meta:editing-duration>
    <meta:editing-cycles>89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53" meta:character-count="856" meta:non-whitespace-character-count="768"/>
  </office:meta>
</office:document-meta>
</file>